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A000000384ADCE23AE7245E1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fccf" officeooo:paragraph-rsid="001bfc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126in, 1.3402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3126in" svg:y="1.2236in" svg:width="7.3102in" svg:height="3.511in" draw:z-index="0"><draw:image xlink:href="Pictures/10000000000005A000000384ADCE23AE7245E18A.png" xlink:type="simple" xlink:show="embed" xlink:actuate="onLoad" loext:mime-type="image/png"/></draw:frame>Nama<text:tab/>: Rima Dwi Novika</text:p>
      <text:p text:style-name="P1">NIM<text:tab/>: L200170044</text:p>
      <text:p text:style-name="P1">Modul<text:tab/>: 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48:43.775054982</meta:creation-date>
    <dc:date>2018-12-07T10:52:42.174375401</dc:date>
    <meta:editing-duration>PT4M1S</meta:editing-duration>
    <meta:editing-cycles>1</meta:editing-cycles>
    <meta:document-statistic meta:table-count="0" meta:image-count="1" meta:object-count="0" meta:page-count="1" meta:paragraph-count="3" meta:word-count="11" meta:character-count="47" meta:non-whitespace-character-count="39"/>
    <meta:generator>LibreOffice/6.0.1.1$Linux_X86_64 LibreOffice_project/00m0$Build-1</meta:generator>
  </office:meta>
</office:document-meta>
</file>